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64in"/>
    </style:style>
    <style:style style:name="co2" style:family="table-column">
      <style:table-column-properties fo:break-before="auto" style:column-width="6.66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3.6555in"/>
    </style:style>
    <style:style style:name="co5" style:family="table-column">
      <style:table-column-properties fo:break-before="auto" style:column-width="5.9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pe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Open Sans"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style:font-name="Open Sans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style-name="ce4" office:value-type="string" calcext:value-type="string">
            <text:p>Variant 12</text:p>
          </table:table-cell>
          <table:table-cell table:style-name="Default"/>
          <table:table-cell table:number-columns-repeated="1022"/>
        </table:table-row>
        <table:table-row table:style-name="ro2">
          <table:table-cell table:style-name="ce2" office:value-type="string" calcext:value-type="string">
            <text:p>Name of the location</text:p>
          </table:table-cell>
          <table:table-cell table:style-name="ce3" office:value-type="string" calcext:value-type="string">
            <text:p>API URL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JSON EXAMPLE</text:p>
          </table:table-cell>
          <table:table-cell table:style-name="ce3" office:value-type="string" calcext:value-type="string">
            <text:p>Resul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pb</text:p>
          </table:table-cell>
          <table:table-cell table:style-name="ce3" office:value-type="string" calcext:value-type="string">
            <text:p><text:a xlink:href="https://www.metaweather.com/api/location/2123260/2021/03/04/" xlink:type="simple">https://www.metaweather.com/api/location/2123260/2021/03/04/</text:a></text:p>
          </table:table-cell>
          <table:table-cell table:style-name="ce3" office:value-type="string" calcext:value-type="string">
            <text:p>min_temp</text:p>
          </table:table-cell>
          <table:table-cell table:style-name="ce3" office:value-type="string" calcext:value-type="string">
            <text:p>"id": 5397846195961856,</text:p>
          </table:table-cell>
          <table:table-cell table:style-name="ce2" office:value-type="string" calcext:value-type="string">
            <text:p>Provide a report with comparing data from those two days.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3" office:value-type="string" calcext:value-type="string">
            <text:p><text:a xlink:href="https://www.metaweather.com/api/location/2123260/2020/03/04/" xlink:type="simple">https://www.metaweather.com/api/location/2123260/2020/03/04/</text:a></text:p>
          </table:table-cell>
          <table:table-cell table:style-name="ce3" office:value-type="string" calcext:value-type="string">
            <text:p>max_temp</text:p>
          </table:table-cell>
          <table:table-cell table:style-name="ce3" office:value-type="string" calcext:value-type="string">
            <text:p><text:s text:c="4"/>"weather_state_name": "Clear",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the_temp</text:p>
          </table:table-cell>
          <table:table-cell table:style-name="ce3" office:value-type="string" calcext:value-type="string">
            <text:p><text:s text:c="4"/>"weather_state_abbr": "c",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2" office:value-type="string" calcext:value-type="string">
            <text:p>humidity</text:p>
          </table:table-cell>
          <table:table-cell table:style-name="ce3" office:value-type="string" calcext:value-type="string">
            <text:p><text:s text:c="4"/>"wind_direction_compass": "N",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Default"/>
          <table:table-cell table:style-name="ce3" office:value-type="string" calcext:value-type="string">
            <text:p><text:s text:c="4"/>"created": "2021-02-23T22:29:32.132662Z",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<text:s text:c="4"/>"applicable_date": "2021-03-04",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7" office:value-type="string" calcext:value-type="string">
            <text:p><text:s text:c="4"/>"min_temp": 19.02,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/>
          <table:table-cell table:style-name="Default"/>
          <table:table-cell table:style-name="ce3"/>
          <table:table-cell table:style-name="ce7" office:value-type="string" calcext:value-type="string">
            <text:p><text:s text:c="4"/>"max_temp": 21.97,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7" office:value-type="string" calcext:value-type="string">
            <text:p><text:s text:c="4"/>"the_temp": 21.9,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<text:s text:c="4"/>"wind_speed": 1.5596416925157082,</text:p>
          </table:table-cell>
          <table:table-cell table:style-name="ce3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2"/>
          <table:table-cell table:style-name="ce3" office:value-type="string" calcext:value-type="string">
            <text:p><text:s text:c="4"/>"wind_direction": 7,</text:p>
          </table:table-cell>
          <table:table-cell table:style-name="ce3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<text:s text:c="4"/>"air_pressure": 1021,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" office:value-type="string" calcext:value-type="string">
            <text:p><text:s text:c="4"/>"humidity": 73,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" office:value-type="string" calcext:value-type="string">
            <text:p><text:s text:c="4"/>"visibility": null,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" office:value-type="string" calcext:value-type="string">
            <text:p><text:s text:c="4"/>"predictability": 68</text:p>
          </table:table-cell>
          <table:table-cell table:number-columns-repeated="1020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23:27:12.375974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22:57:04.382018222</meta:creation-date>
    <dc:date>2021-04-27T23:27:28.564100533</dc:date>
    <meta:editing-duration>PT11M53S</meta:editing-duration>
    <meta:editing-cycles>6</meta:editing-cycles>
    <meta:generator>LibreOffice/7.1.2.2$Linux_X86_64 LibreOffice_project/8a45595d069ef5570103caea1b71cc9d82b2aae4</meta:generator>
    <meta:document-statistic meta:table-count="1" meta:cell-count="29" meta:object-count="0"/>
  </office:meta>
</office:document-meta>
</file>